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33000002066AA84976.png" manifest:media-type="image/png"/>
  <manifest:file-entry manifest:full-path="Pictures/10000000000000200000002000309F1C.png" manifest:media-type="image/png"/>
  <manifest:file-entry manifest:full-path="Pictures/1000000000000140000000F0272C53C5.png" manifest:media-type="image/png"/>
  <manifest:file-entry manifest:full-path="Pictures/1000000000000140000000F076604F7F.png" manifest:media-type="image/png"/>
  <manifest:file-entry manifest:full-path="Pictures/1000000000000140000000F0A99030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-9%" draw:blue="-15%" fo:clip="rect(1.524cm, 2.032cm, 1.524cm, 2.032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2.032cm, 1.524cm, 2.03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2cm, 2.032cm, 1.524cm, 2.03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3.048cm, 4.572cm, 3.048cm)" draw:image-opacity="100%" style:mirror="none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75cm" svg:height="7.525cm" svg:x="1cm" svg:y="3.346cm">
          <draw:image xlink:href="Pictures/1000020100000433000002066AA84976.png" xlink:type="simple" xlink:show="embed" xlink:actuate="onLoad">
            <text:p/>
          </draw:image>
        </draw:frame>
        <draw:frame draw:style-name="gr2" draw:text-style-name="P1" draw:layer="layout" svg:width="9.669cm" svg:height="6.758cm" svg:x="1cm" svg:y="11.781cm">
          <draw:image xlink:href="Pictures/1000000000000140000000F0A99030CA.png" xlink:type="simple" xlink:show="embed" xlink:actuate="onLoad">
            <text:p/>
          </draw:image>
        </draw:frame>
        <draw:frame draw:style-name="gr3" draw:text-style-name="P1" draw:layer="layout" svg:width="4.543cm" svg:height="3.492cm" svg:x="12.099cm" svg:y="9.687cm">
          <draw:image xlink:href="Pictures/1000000000000140000000F076604F7F.png" xlink:type="simple" xlink:show="embed" xlink:actuate="onLoad">
            <text:p/>
          </draw:image>
        </draw:frame>
        <draw:frame draw:style-name="gr4" draw:text-style-name="P1" draw:layer="layout" svg:width="4.73cm" svg:height="3.095cm" svg:x="11.904cm" svg:y="15.506cm">
          <draw:image xlink:href="Pictures/1000000000000140000000F0272C53C5.png" xlink:type="simple" xlink:show="embed" xlink:actuate="onLoad">
            <text:p/>
          </draw:image>
        </draw:frame>
        <draw:frame draw:style-name="gr5" draw:text-style-name="P1" draw:layer="layout" svg:width="4.684cm" svg:height="3.227cm" svg:x="11.932cm" svg:y="4.231cm">
          <draw:image xlink:href="Pictures/1000000000000140000000F076604F7F.png" xlink:type="simple" xlink:show="embed" xlink:actuate="onLoad">
            <text:p/>
          </draw:image>
        </draw:frame>
        <draw:line draw:style-name="gr6" draw:text-style-name="P1" draw:layer="layout" svg:x1="13.811cm" svg:y1="15.406cm" svg:x2="5.892cm" svg:y2="6.868cm">
          <text:p/>
        </draw:line>
        <draw:line draw:style-name="gr6" draw:text-style-name="P1" draw:layer="layout" svg:x1="12.084cm" svg:y1="11.616cm" svg:x2="5.911cm" svg:y2="6.868cm">
          <text:p/>
        </draw:line>
        <draw:line draw:style-name="gr6" draw:text-style-name="P1" draw:layer="layout" svg:x1="11.859cm" svg:y1="5.461cm" svg:x2="5.967cm" svg:y2="6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152cm" draw:shadow-offset-y="0.152cm" draw:shadow-color="#c0c0c0" draw:shadow-opacity="50%" draw:guide-overhang="0cm" draw:guide-distance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134cm" fo:margin-bottom="2.828cm" fo:margin-left="1cm" fo:margin-right="11.17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Petr </meta:initial-creator>
    <meta:creation-date>2012-11-13T01:13:59</meta:creation-date>
    <dc:date>2015-07-28T15:00:38</dc:date>
    <dc:creator>Petr GRONAT</dc:creator>
    <meta:editing-duration>PT12H40M30S</meta:editing-duration>
    <meta:editing-cycles>10</meta:editing-cycles>
    <meta:generator>LibreOffice/3.5$Linux_X86_64 LibreOffice_project/350m1$Build-2</meta:generator>
    <meta:document-statistic meta:object-count="8"/>
  </office:meta>
</office:document-meta>
</file>